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1.5362in"/>
    </style:style>
    <style:style style:name="co7" style:family="table-column">
      <style:table-column-properties fo:break-before="auto" style:column-width="1.622in"/>
    </style:style>
    <style:style style:name="co8" style:family="table-column">
      <style:table-column-properties fo:break-before="auto" style:column-width="1.1717in"/>
    </style:style>
    <style:style style:name="co9" style:family="table-column">
      <style:table-column-properties fo:break-before="auto" style:column-width="1.2362in"/>
    </style:style>
    <style:style style:name="co10" style:family="table-column">
      <style:table-column-properties fo:break-before="auto" style:column-width="1.2791in"/>
    </style:style>
    <style:style style:name="co11" style:family="table-column">
      <style:table-column-properties fo:break-before="auto" style:column-width="1.1791in"/>
    </style:style>
    <style:style style:name="co12" style:family="table-column">
      <style:table-column-properties fo:break-before="auto" style:column-width="1.8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<text:s/>vali cost</text:p>
          </table:table-cell>
          <table:table-cell office:value-type="string" calcext:value-type="string">
            <text:p><text:s/>diff%</text:p>
          </table:table-cell>
          <table:table-cell office:value-type="string" calcext:value-type="string">
            <text:p><text:s/>learn_rate</text:p>
          </table:table-cell>
          <table:table-cell office:value-type="string" calcext:value-type="string">
            <text:p><text:s/>batch_size</text:p>
          </table:table-cell>
          <table:table-cell office:value-type="string" calcext:value-type="string">
            <text:p><text:s/>conv1_kernel_size</text:p>
          </table:table-cell>
          <table:table-cell office:value-type="string" calcext:value-type="string">
            <text:p><text:s/>conv1_num_kernels</text:p>
          </table:table-cell>
          <table:table-cell office:value-type="string" calcext:value-type="string">
            <text:p><text:s/>conv1_stride</text:p>
          </table:table-cell>
          <table:table-cell office:value-type="string" calcext:value-type="string">
            <text:p><text:s/>pool1_kernels</text:p>
          </table:table-cell>
          <table:table-cell office:value-type="string" calcext:value-type="string">
            <text:p><text:s/>conv2_kernel_size</text:p>
          </table:table-cell>
          <table:table-cell office:value-type="string" calcext:value-type="string">
            <text:p><text:s/>conv2_kernels</text:p>
          </table:table-cell>
          <table:table-cell office:value-type="string" calcext:value-type="string">
            <text:p><text:s/>conv2_strides</text:p>
          </table:table-cell>
          <table:table-cell office:value-type="string" calcext:value-type="string">
            <text:p><text:s/>pool2_kernels</text:p>
          </table:table-cell>
          <table:table-cell office:value-type="string" calcext:value-type="string">
            <text:p><text:s/>fcs_size</text:p>
          </table:table-cell>
          <table:table-cell office:value-type="string" calcext:value-type="string">
            <text:p><text:s/>fcs_num_hidden_laye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227" calcext:value-type="float">
            <text:p>0.0000227</text:p>
          </table:table-cell>
          <table:table-cell office:value-type="float" office:value="-8.626" calcext:value-type="float">
            <text:p>-8.626</text:p>
          </table:table-cell>
          <table:table-cell office:value-type="float" office:value="0.05" calcext:value-type="float">
            <text:p>0.0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328" calcext:value-type="float">
            <text:p>0.0000328</text:p>
          </table:table-cell>
          <table:table-cell office:value-type="float" office:value="0.96" calcext:value-type="float">
            <text:p>0.96</text:p>
          </table:table-cell>
          <table:table-cell office:value-type="float" office:value="0.005" calcext:value-type="float">
            <text:p>0.00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329" calcext:value-type="float">
            <text:p>0.0000329</text:p>
          </table:table-cell>
          <table:table-cell office:value-type="float" office:value="-2.709" calcext:value-type="float">
            <text:p>-2.709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469" calcext:value-type="float">
            <text:p>0.0000469</text:p>
          </table:table-cell>
          <table:table-cell office:value-type="float" office:value="-0.377" calcext:value-type="float">
            <text:p>-0.377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469" calcext:value-type="float">
            <text:p>0.0000469</text:p>
          </table:table-cell>
          <table:table-cell office:value-type="float" office:value="-0.377" calcext:value-type="float">
            <text:p>-0.377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4.246" calcext:value-type="float">
            <text:p>4.246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686" calcext:value-type="float">
            <text:p>0.0000686</text:p>
          </table:table-cell>
          <table:table-cell office:value-type="float" office:value="0.403" calcext:value-type="float">
            <text:p>0.403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724" calcext:value-type="float">
            <text:p>0.0000724</text:p>
          </table:table-cell>
          <table:table-cell office:value-type="float" office:value="3.004" calcext:value-type="float">
            <text:p>3.004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2.239" calcext:value-type="float">
            <text:p>2.239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819" calcext:value-type="float">
            <text:p>0.0000819</text:p>
          </table:table-cell>
          <table:table-cell office:value-type="float" office:value="2.778" calcext:value-type="float">
            <text:p>2.778</text:p>
          </table:table-cell>
          <table:table-cell office:value-type="float" office:value="0.05" calcext:value-type="float">
            <text:p>0.0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819" calcext:value-type="float">
            <text:p>0.0000819</text:p>
          </table:table-cell>
          <table:table-cell office:value-type="float" office:value="2.778" calcext:value-type="float">
            <text:p>2.778</text:p>
          </table:table-cell>
          <table:table-cell office:value-type="float" office:value="0.05" calcext:value-type="float">
            <text:p>0.0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856" calcext:value-type="float">
            <text:p>0.0000856</text:p>
          </table:table-cell>
          <table:table-cell office:value-type="float" office:value="0.564" calcext:value-type="float">
            <text:p>0.564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896" calcext:value-type="float">
            <text:p>0.0000896</text:p>
          </table:table-cell>
          <table:table-cell office:value-type="float" office:value="2.027" calcext:value-type="float">
            <text:p>2.027</text:p>
          </table:table-cell>
          <table:table-cell office:value-type="float" office:value="0.005" calcext:value-type="float">
            <text:p>0.00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896" calcext:value-type="float">
            <text:p>0.0000896</text:p>
          </table:table-cell>
          <table:table-cell office:value-type="float" office:value="2.027" calcext:value-type="float">
            <text:p>2.027</text:p>
          </table:table-cell>
          <table:table-cell office:value-type="float" office:value="0.005" calcext:value-type="float">
            <text:p>0.00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963" calcext:value-type="float">
            <text:p>0.0000963</text:p>
          </table:table-cell>
          <table:table-cell office:value-type="float" office:value="1.876" calcext:value-type="float">
            <text:p>1.876</text:p>
          </table:table-cell>
          <table:table-cell office:value-type="float" office:value="0.25" calcext:value-type="float">
            <text:p>0.2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969" calcext:value-type="float">
            <text:p>0.0000969</text:p>
          </table:table-cell>
          <table:table-cell office:value-type="float" office:value="-0.429" calcext:value-type="float">
            <text:p>-0.429</text:p>
          </table:table-cell>
          <table:table-cell office:value-type="float" office:value="0.05" calcext:value-type="float">
            <text:p>0.0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054" calcext:value-type="float">
            <text:p>0.0001054</text:p>
          </table:table-cell>
          <table:table-cell office:value-type="float" office:value="0.725" calcext:value-type="float">
            <text:p>0.725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1073" calcext:value-type="float">
            <text:p>0.0001073</text:p>
          </table:table-cell>
          <table:table-cell office:value-type="float" office:value="2.659" calcext:value-type="float">
            <text:p>2.659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2.669" calcext:value-type="float">
            <text:p>2.669</text:p>
          </table:table-cell>
          <table:table-cell office:value-type="float" office:value="0.005" calcext:value-type="float">
            <text:p>0.00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1284" calcext:value-type="float">
            <text:p>0.0001284</text:p>
          </table:table-cell>
          <table:table-cell office:value-type="float" office:value="3.792" calcext:value-type="float">
            <text:p>3.79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1336" calcext:value-type="float">
            <text:p>0.0001336</text:p>
          </table:table-cell>
          <table:table-cell office:value-type="float" office:value="1.382" calcext:value-type="float">
            <text:p>1.382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5.491" calcext:value-type="float">
            <text:p>5.491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758" calcext:value-type="float">
            <text:p>0.0001758</text:p>
          </table:table-cell>
          <table:table-cell office:value-type="float" office:value="1.163" calcext:value-type="float">
            <text:p>1.163</text:p>
          </table:table-cell>
          <table:table-cell office:value-type="float" office:value="0.75" calcext:value-type="float">
            <text:p>0.7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758" calcext:value-type="float">
            <text:p>0.0001758</text:p>
          </table:table-cell>
          <table:table-cell office:value-type="float" office:value="1.163" calcext:value-type="float">
            <text:p>1.163</text:p>
          </table:table-cell>
          <table:table-cell office:value-type="float" office:value="0.75" calcext:value-type="float">
            <text:p>0.7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2046" calcext:value-type="float">
            <text:p>0.0002046</text:p>
          </table:table-cell>
          <table:table-cell office:value-type="float" office:value="0.67" calcext:value-type="float">
            <text:p>0.67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2046" calcext:value-type="float">
            <text:p>0.0002046</text:p>
          </table:table-cell>
          <table:table-cell office:value-type="float" office:value="0.67" calcext:value-type="float">
            <text:p>0.67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4692" calcext:value-type="float">
            <text:p>0.0004692</text:p>
          </table:table-cell>
          <table:table-cell office:value-type="float" office:value="13.126" calcext:value-type="float">
            <text:p>13.126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4692" calcext:value-type="float">
            <text:p>0.0004692</text:p>
          </table:table-cell>
          <table:table-cell office:value-type="float" office:value="13.126" calcext:value-type="float">
            <text:p>13.126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8777" calcext:value-type="float">
            <text:p>0.0008777</text:p>
          </table:table-cell>
          <table:table-cell office:value-type="float" office:value="10.385" calcext:value-type="float">
            <text:p>10.385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8802" calcext:value-type="float">
            <text:p>0.0008802</text:p>
          </table:table-cell>
          <table:table-cell office:value-type="float" office:value="10.156" calcext:value-type="float">
            <text:p>10.156</text:p>
          </table:table-cell>
          <table:table-cell office:value-type="float" office:value="0.05" calcext:value-type="float">
            <text:p>0.0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9065" calcext:value-type="float">
            <text:p>0.0009065</text:p>
          </table:table-cell>
          <table:table-cell office:value-type="float" office:value="9.741" calcext:value-type="float">
            <text:p>9.741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9065" calcext:value-type="float">
            <text:p>0.0009065</text:p>
          </table:table-cell>
          <table:table-cell office:value-type="float" office:value="9.741" calcext:value-type="float">
            <text:p>9.741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9788" calcext:value-type="float">
            <text:p>0.0009788</text:p>
          </table:table-cell>
          <table:table-cell office:value-type="float" office:value="9.969" calcext:value-type="float">
            <text:p>9.969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38738" calcext:value-type="float">
            <text:p>0.0038738</text:p>
          </table:table-cell>
          <table:table-cell office:value-type="float" office:value="11.074" calcext:value-type="float">
            <text:p>11.074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38738" calcext:value-type="float">
            <text:p>0.0038738</text:p>
          </table:table-cell>
          <table:table-cell office:value-type="float" office:value="11.074" calcext:value-type="float">
            <text:p>11.074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40111" calcext:value-type="float">
            <text:p>0.0040111</text:p>
          </table:table-cell>
          <table:table-cell office:value-type="float" office:value="10.345" calcext:value-type="float">
            <text:p>10.345</text:p>
          </table:table-cell>
          <table:table-cell office:value-type="float" office:value="0.25" calcext:value-type="float">
            <text:p>0.2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80309" calcext:value-type="float">
            <text:p>0.0180309</text:p>
          </table:table-cell>
          <table:table-cell office:value-type="float" office:value="7.859" calcext:value-type="float">
            <text:p>7.859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80309" calcext:value-type="float">
            <text:p>0.0180309</text:p>
          </table:table-cell>
          <table:table-cell office:value-type="float" office:value="7.859" calcext:value-type="float">
            <text:p>7.859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829" calcext:value-type="float">
            <text:p>0.01829</text:p>
          </table:table-cell>
          <table:table-cell office:value-type="float" office:value="4.427" calcext:value-type="float">
            <text:p>4.427</text:p>
          </table:table-cell>
          <table:table-cell office:value-type="float" office:value="0.75" calcext:value-type="float">
            <text:p>0.7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829" calcext:value-type="float">
            <text:p>0.01829</text:p>
          </table:table-cell>
          <table:table-cell office:value-type="float" office:value="4.427" calcext:value-type="float">
            <text:p>4.427</text:p>
          </table:table-cell>
          <table:table-cell office:value-type="float" office:value="0.75" calcext:value-type="float">
            <text:p>0.7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86524" calcext:value-type="float">
            <text:p>0.0286524</text:p>
          </table:table-cell>
          <table:table-cell office:value-type="float" office:value="5.77" calcext:value-type="float">
            <text:p>5.77</text:p>
          </table:table-cell>
          <table:table-cell office:value-type="float" office:value="0.05" calcext:value-type="float">
            <text:p>0.0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86608" calcext:value-type="float">
            <text:p>0.0286608</text:p>
          </table:table-cell>
          <table:table-cell office:value-type="float" office:value="5.732" calcext:value-type="float">
            <text:p>5.732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86706" calcext:value-type="float">
            <text:p>0.0286706</text:p>
          </table:table-cell>
          <table:table-cell office:value-type="float" office:value="5.819" calcext:value-type="float">
            <text:p>5.819</text:p>
          </table:table-cell>
          <table:table-cell office:value-type="float" office:value="0.25" calcext:value-type="float">
            <text:p>0.2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86883" calcext:value-type="float">
            <text:p>0.0286883</text:p>
          </table:table-cell>
          <table:table-cell office:value-type="float" office:value="5.796" calcext:value-type="float">
            <text:p>5.796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86883" calcext:value-type="float">
            <text:p>0.0286883</text:p>
          </table:table-cell>
          <table:table-cell office:value-type="float" office:value="5.796" calcext:value-type="float">
            <text:p>5.796</text:p>
          </table:table-cell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Sheet1.A1:Sheet1.O4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20:40:57.014784332</meta:creation-date>
    <dc:date>2018-04-29T17:08:28.017471972</dc:date>
    <meta:editing-duration>PT20H12M19S</meta:editing-duration>
    <meta:editing-cycles>3</meta:editing-cycles>
    <meta:generator>LibreOffice/4.2.8.2$Linux_X86_64 LibreOffice_project/420m0$Build-2</meta:generator>
    <meta:document-statistic meta:table-count="1" meta:cell-count="690" meta:object-count="0"/>
  </office:meta>
</office:document-meta>
</file>